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200000192F289AC77.jpg"/>
  <manifest:file-entry manifest:media-type="image/gif" manifest:full-path="Pictures/10000200000000CF0000007F679B02F2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7.974cm" fo:margin-left="-1.127cm" fo:margin-right="-1.655cm" style:page-number="auto" table:align="margins" style:writing-mode="lr-tb"/>
    </style:style>
    <style:style style:name="Tabelle1.A" style:family="table-column">
      <style:table-column-properties style:column-width="1.692cm" style:rel-column-width="3962*"/>
    </style:style>
    <style:style style:name="Tabelle1.B" style:family="table-column">
      <style:table-column-properties style:column-width="1.351cm" style:rel-column-width="3165*"/>
    </style:style>
    <style:style style:name="Tabelle1.C" style:family="table-column">
      <style:table-column-properties style:column-width="5.607cm" style:rel-column-width="13136*"/>
    </style:style>
    <style:style style:name="Tabelle1.D" style:family="table-column">
      <style:table-column-properties style:column-width="8.599cm" style:rel-column-width="20145*"/>
    </style:style>
    <style:style style:name="Tabelle1.E" style:family="table-column">
      <style:table-column-properties style:column-width="3.307cm" style:rel-column-width="7748*"/>
    </style:style>
    <style:style style:name="Tabelle1.F" style:family="table-column">
      <style:table-column-properties style:column-width="3.81cm" style:rel-column-width="8925*"/>
    </style:style>
    <style:style style:name="Tabelle1.G" style:family="table-column">
      <style:table-column-properties style:column-width="3.609cm" style:rel-column-width="8454*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background-color="#000000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5pt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5pt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elle1.B3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elle1.C3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elle1.D3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elle1.E3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elle1.F3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elle1.G3" style:family="table-cell">
      <style:table-cell-properties style:vertical-align="middle" fo:padding="0.191cm" fo:border="0.0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18" style:family="paragraph" style:parent-style-name="Header">
      <style:paragraph-properties fo:margin-left="0cm" fo:margin-right="4.561cm" fo:text-indent="0cm" style:auto-text-indent="false"/>
    </style:style>
    <style:style style:name="P19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26cm" fo:margin-right="0cm" fo:text-indent="0cm" style:auto-text-indent="false">
        <style:tab-stops>
          <style:tab-stop style:position="4.251cm"/>
          <style:tab-stop style:position="6.033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26cm" fo:margin-right="0cm" fo:text-indent="0cm" style:auto-text-indent="false"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0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41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42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3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2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><text:span text:style-name="T6">Materialliste</text:span> <text:span text:style-name="T7">Projekttag</text:span> {ptkuerzel} {ptjahr}</text:p>
      <text:h text:style-name="P39" text:outline-level="1"/>
      <text:h text:style-name="P40" text:outline-level="1"><text:span text:style-name="T3">Teamkoffer:</text:span><text:span text:style-name="T4"><text:tab/></text:span></text:h>
      <text:p text:style-name="P22"/>
      <text:h text:style-name="P43" text:outline-level="1">ausreichend Metaplankarten (verschiedene Farben)</text:h>
      <text:h text:style-name="P43" text:outline-level="1">ausreichend Stifte</text:h>
      <text:h text:style-name="P46" text:outline-level="2">Pinnadeln</text:h>
      <text:h text:style-name="P46" text:outline-level="2">Kreppband (2 Rollen)</text:h>
      <text:h text:style-name="P46" text:outline-level="2">Klebestifte, Klebezettel</text:h>
      <text:h text:style-name="P46" text:outline-level="2">2 Schreibunterlagen</text:h>
      <text:p text:style-name="P23"/>
      <text:h text:style-name="P41" text:outline-level="1"><text:span text:style-name="T3">Materialien:</text:span><text:span text:style-name="T4"><text:tab/></text:span></text:h>
      <text:p text:style-name="P24"/>
      <text:h text:style-name="P44" text:outline-level="1">mind. 3 Pinwände</text:h>
      <text:h text:style-name="P44" text:outline-level="1">mind. 6 Bögen Pinnwandpapier</text:h>
      <text:h text:style-name="P44" text:outline-level="1">Einsatzinformationen für TeamerInnen</text:h>
      <text:h text:style-name="P44" text:outline-level="1">Anfahrtsbeschreibung</text:h>
      <text:h text:style-name="P44" text:outline-level="1">E (magnetisiertes) Europapuzzle</text:h>
      <text:h text:style-name="P44" text:outline-level="1">E fünf laminierte A3-Karten mit Dimensionen Europas</text:h>
      <text:p text:style-name="P20">E Film</text:p>
      <text:p text:style-name="P20">Klebezettel</text:p>
      <text:p text:style-name="P20">E Infoblatt für Schüler_innen, ggf. Infomaterial NDC</text:p>
      <text:p text:style-name="P26"/>
      <text:h text:style-name="P42" text:outline-level="1"><text:span text:style-name="T3">Teamordner:<text:tab/></text:span><text:span text:style-name="T4"><text:tab/><text:tab/></text:span></text:h>
      <text:p text:style-name="P25"/>
      <text:h text:style-name="P45" text:outline-level="1">Materialliste PT E</text:h>
      <text:h text:style-name="P45" text:outline-level="1">ZIM PT E</text:h>
      <text:h text:style-name="P45" text:outline-level="1">Teilnahmelisten </text:h>
      <text:h text:style-name="P45" text:outline-level="1">Honorarbelege </text:h>
      <text:h text:style-name="P45" text:outline-level="1">Quittungsbelege</text:h>
      <text:h text:style-name="P45" text:outline-level="1">HospitantInnen Rückmeldebögen</text:h>
      <text:h text:style-name="P45" text:outline-level="1">Reflexionsbögen</text:h>
      <text:h text:style-name="P45" text:outline-level="1">LehrerInnen-Rückmeldebögen</text:h>
      <text:p text:style-name="P28"/>
      <text:p text:style-name="P27">Ordner PT {ptkuerzel} {ptjahr}:</text:p>
      <text:p text:style-name="P27"/>
      <text:p text:style-name="P21">[!-- BEGIN koffer --]<text:span text:style-name="T8">{kuerzel} {lnr}</text:span><text:tab/><text:span text:style-name="T5">{kofferInhalt}</text:span></text:p>
      <text:p text:style-name="P21">[!-- END koffer --]</text:p>
      <text:p text:style-name="P19"/>
      <text:p text:style-name="P38">PT {ptkuerzel} {ptjahr}</text:p>
      <text:p text:style-name="P6">{nameZim}</text:p>
      <text:p text:style-name="P5"/>
      <text:section text:style-name="Sect1" text:name="Bereich1">
        <text:p text:style-name="P7">Ziele des PT {ptkuerzel} </text:p>
        <text:p text:style-name="P4">{zieleZim}</text:p>
        <text:p text:style-name="P4"/>
        <text:p text:style-name="P7">Zielgruppe </text:p>
        <text:p text:style-name="P4">• {zielGruppe}</text:p>
        <text:p text:style-name="P4"/>
        <text:p text:style-name="P11">Stundenübersicht</text:p>
        <text:list xml:id="list1141136092" text:style-name="L1">
          <text:list-item>
            <text:p text:style-name="P36">Stunde: <text:span text:style-name="T10">[!-- BEGIN list.stdn --]</text:span>{nameStunde}[!-- END list.stdn --]</text:p>
          </text:list-item>
        </text:list>
        <text:p text:style-name="Standard"/>
        <text:p text:style-name="P10"><text:span text:style-name="T9">Roter Faden</text:span> </text:p>
        <text:p text:style-name="P8">{roterFaden}</text:p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29">Nr.</text:p>
            </table:table-cell>
            <table:table-cell table:style-name="Tabelle1.A1" office:value-type="string">
              <text:p text:style-name="P9">Zeit in min.</text:p>
            </table:table-cell>
            <table:table-cell table:style-name="Tabelle1.A1" office:value-type="string">
              <text:p text:style-name="P30">Ziel</text:p>
            </table:table-cell>
            <table:table-cell table:style-name="Tabelle1.A1" office:value-type="string">
              <text:p text:style-name="P30">Inhalt</text:p>
            </table:table-cell>
            <table:table-cell table:style-name="Tabelle1.A1" office:value-type="string">
              <text:p text:style-name="P31">Methode</text:p>
            </table:table-cell>
            <table:table-cell table:style-name="Tabelle1.A1" office:value-type="string">
              <text:p text:style-name="P30">Rolle TM</text:p>
            </table:table-cell>
            <table:table-cell table:style-name="Tabelle1.G1" office:value-type="string">
              <text:p text:style-name="P30">Anlagen/</text:p>
              <text:p text:style-name="P30">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32">[!-- BEGIN row.stunden --]{lnrStunde}. Stunde – {nameStund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3">[!-- BEGIN row.anlagen --]{name}</text:p>
          </table:table-cell>
          <table:table-cell table:style-name="Tabelle1.B3" office:value-type="string">
            <text:p text:style-name="P34">{zeit}</text:p>
          </table:table-cell>
          <table:table-cell table:style-name="Tabelle1.C3" office:value-type="string">
            <text:p text:style-name="P33">{ziel}</text:p>
          </table:table-cell>
          <table:table-cell table:style-name="Tabelle1.D3" office:value-type="string">
            <text:p text:style-name="P33">{kurzinhalt}</text:p>
          </table:table-cell>
          <table:table-cell table:style-name="Tabelle1.E3" office:value-type="string">
            <text:p text:style-name="P35">{methode}</text:p>
          </table:table-cell>
          <table:table-cell table:style-name="Tabelle1.F3" office:value-type="string">
            <text:p text:style-name="P33">{rolletm}</text:p>
          </table:table-cell>
          <table:table-cell table:style-name="Tabelle1.G3" office:value-type="string">
            <text:p text:style-name="P47">{name2}</text:p>
            <text:p text:style-name="P48">{material}[!-- END row.anlagen --][!-- END row.stunde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="100%"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693cm" fo:page-height="21.006cm" style:num-format="1" style:print-orientation="landscape" fo:margin-top="1.041cm" fo:margin-bottom="0.43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101cm" svg:y="0.139cm" svg:width="1.905cm" svg:height="1.164cm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1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2-07-14T23:49:39">14.07.2012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101cm" svg:y="0.127cm" svg:width="1.905cm" svg:height="1.164cm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2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2-07-14T23:49:39">14.07.2012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1.111cm" svg:y="-0.346cm" svg:width="2.508cm" svg:height="1.538cm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2-07-14T23:49:39">14.07.2012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title}</dc:title>
    <meta:creation-date>2010-07-23T14:50:17</meta:creation-date>
    <meta:editing-cycles>31</meta:editing-cycles>
    <meta:generator>LibreOffice/3.5$Linux_X86_64 LibreOffice_project/350m1$Build-2</meta:generator>
    <meta:editing-duration>PT20M16S</meta:editing-duration>
    <meta:initial-creator>root </meta:initial-creator>
    <dc:date>2012-07-14T23:49:39</dc:date>
    <dc:creator>chris </dc:creator>
    <meta:document-statistic meta:table-count="1" meta:image-count="3" meta:object-count="0" meta:page-count="3" meta:paragraph-count="66" meta:word-count="180" meta:character-count="1365" meta:non-whitespace-character-count="1310"/>
    <meta:user-defined meta:name="Info 1"/>
    <meta:user-defined meta:name="Info 2"/>
    <meta:user-defined meta:name="Info 3"/>
    <meta:user-defined meta:name="Info 4"/>
  </office:meta>
</office:document-meta>
</file>